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1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2" text:class-names="">First Slide Title</text:span></text:p>
          </draw:text-box>
          <svg:title/>
          <svg:desc/>
        </draw:frame>
        <draw:frame draw:id="id64" presentation:style-name="a385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6" draw:master-page-name="Master1-Layout6-titleOnly-Title-Only" presentation:presentation-page-layout-name="Master1-PPL6" draw:id="Slide-257">
        <draw:frame draw:id="id65" presentation:style-name="a390" draw:name="Title 1" svg:x="0.91667in" svg:y="0.39931in" svg:width="11.5in" svg:height="1.44965in" presentation:class="title" presentation:placeholder="false">
          <draw:text-box>
            <text:p text:style-name="a389" text:class-names="" text:cond-style-name=""><text:span text:style-name="a387" text:class-names="">Second Slide Title</text:span><text:span text:style-name="a38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7/15/2013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7/15/2013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7/15/2013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7/15/2013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7/15/2013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7/15/2013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7/15/2013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7/15/2013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7/15/2013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5.6684in" svg:y="1.07986in" svg:width="6.75in" svg:height="5.32986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0.9184in" svg:y="2.25in" svg:width="4.30035in" svg:height="4.168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0.91667in" svg:y="6.95139in" svg:width="3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7/15/2013</text:date></text:span><text:span text:style-name="a303" text:class-names=""/></text:p>
        </draw:text-box>
        <svg:title/>
        <svg:desc/>
      </draw:frame>
      <draw:frame draw:id="id51" presentation:style-name="a308" draw:name="Footer Placeholder 5" svg:x="4.41667in" svg:y="6.95139in" svg:width="4.5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9.41667in" svg:y="6.95139in" svg:width="3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0.91667in" svg:y="0.39931in" svg:width="11.5in" svg:height="1.44965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0.91667in" svg:y="1.99653in" svg:width="11.5in" svg:height="4.75868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91667in" svg:y="6.95139in" svg:width="3in" svg:height="0.39931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7/15/2013</text:date></text:span><text:span text:style-name="a337" text:class-names=""/></text:p>
        </draw:text-box>
        <svg:title/>
        <svg:desc/>
      </draw:frame>
      <draw:frame draw:id="id56" presentation:style-name="a342" draw:name="Footer Placeholder 4" svg:x="4.41667in" svg:y="6.95139in" svg:width="4.5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9.41667in" svg:y="6.95139in" svg:width="3in" svg:height="0.39931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#›</text:page-number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9.54167in" svg:y="0.39931in" svg:width="2.875in" svg:height="6.3559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0.91667in" svg:y="0.39931in" svg:width="8.45833in" svg:height="6.355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91667in" svg:y="6.95139in" svg:width="3in" svg:height="0.3993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7/15/2013</text:date></text:span><text:span text:style-name="a371" text:class-names=""/></text:p>
        </draw:text-box>
        <svg:title/>
        <svg:desc/>
      </draw:frame>
      <draw:frame draw:id="id61" presentation:style-name="a376" draw:name="Footer Placeholder 4" svg:x="4.41667in" svg:y="6.95139in" svg:width="4.5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9.41667in" svg:y="6.95139in" svg:width="3in" svg:height="0.3993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#›</text:page-number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/>
    <dc:creator> </dc:creator>
    <meta:creation-date>2013-07-15T20:26:40Z</meta:creation-date>
    <dc:date>2019-01-23T04:31:03Z</dc:date>
    <meta:template xlink:href="office%20theme" xlink:type="simple"/>
    <meta:editing-cycles>11</meta:editing-cycles>
    <meta:editing-duration>PT0S</meta:editing-duration>
    <meta:document-statistic meta:paragraph-count="0" meta:word-count="0"/>
  </office:meta>
</office:document-meta>
</file>